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000000030BE5F35409A0BC879.png" manifest:media-type="image/png"/>
  <manifest:file-entry manifest:full-path="Pictures/10000201000000300000003076E192B6A6840E0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" style:font-family-generic="modern"/>
    <style:font-face style:name="Courier New1" svg:font-family="'Courier New'" style:font-family-generic="modern"/>
    <style:font-face style:name="Arial" svg:font-family="Arial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13" style:family="table">
      <style:table-properties style:width="17cm" table:align="margins" style:writing-mode="lr-tb"/>
    </style:style>
    <style:style style:name="Tabla13.A" style:family="table-column">
      <style:table-column-properties style:column-width="1.508cm" style:rel-column-width="5814*"/>
    </style:style>
    <style:style style:name="Tabla13.B" style:family="table-column">
      <style:table-column-properties style:column-width="15.492cm" style:rel-column-width="59721*"/>
    </style:style>
    <style:style style:name="Tabla1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3.B1" style:family="table-cell">
      <style:table-cell-properties style:vertical-align="middle" fo:padding="0.097cm" fo:border="0.05pt solid #999999"/>
    </style:style>
    <style:style style:name="Tabla13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3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gl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gl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 officeooo:paragraph-rsid="004abac7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fo:language="gl" fo:country="ES" fo:font-weight="bold" officeooo:paragraph-rsid="004abac7" style:font-weight-asian="bold" style:font-weight-complex="bold"/>
    </style:style>
    <style:style style:name="P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gl" fo:country="ES" fo:font-weight="bold" officeooo:rsid="005ceee1" officeooo:paragraph-rsid="0074b55b" style:font-weight-asian="bold" style:font-weight-complex="bold"/>
    </style:style>
    <style:style style:name="P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Courier New" fo:font-size="8pt" fo:language="gl" fo:country="ES" fo:font-weight="normal" officeooo:rsid="005ceee1" officeooo:paragraph-rsid="0074b55b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Courier New" fo:language="gl" fo:country="ES" officeooo:paragraph-rsid="00591233" style:font-name-asian="Consolas"/>
    </style:style>
    <style:style style:name="P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074b55b"/>
    </style:style>
    <style:style style:name="P10" style:family="paragraph" style:parent-style-name="Standard">
      <style:text-properties fo:language="gl" fo:country="ES"/>
    </style:style>
    <style:style style:name="P11" style:family="paragraph" style:parent-style-name="Standard">
      <style:paragraph-properties fo:text-align="justify" style:justify-single-word="false"/>
      <style:text-properties fo:language="gl" fo:country="ES" officeooo:rsid="01298771" officeooo:paragraph-rsid="004abac7"/>
    </style:style>
    <style:style style:name="P12" style:family="paragraph" style:parent-style-name="Standard">
      <style:text-properties fo:language="gl" fo:country="ES" officeooo:paragraph-rsid="004abac7"/>
    </style:style>
    <style:style style:name="P13" style:family="paragraph" style:parent-style-name="Text_20_body" style:list-style-name="L1"/>
    <style:style style:name="P14" style:family="paragraph" style:parent-style-name="Text_20_body">
      <style:text-properties fo:font-weight="bold" officeooo:rsid="00847166" officeooo:paragraph-rsid="00847166" style:font-weight-asian="bold" style:font-weight-complex="bold"/>
    </style:style>
    <style:style style:name="P15" style:family="paragraph" style:parent-style-name="Text_20_body" style:list-style-name="L2"/>
    <style:style style:name="P16" style:family="paragraph" style:parent-style-name="Text_20_body" style:list-style-name="L1">
      <style:paragraph-properties fo:margin-top="0cm" fo:margin-bottom="0cm" style:contextual-spacing="false"/>
    </style:style>
    <style:style style:name="P17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94d1" style:font-weight-asian="bold" style:font-weight-complex="bold"/>
    </style:style>
    <style:style style:name="T3" style:family="text">
      <style:text-properties fo:font-weight="bold" officeooo:rsid="00847166" style:font-weight-asian="bold" style:font-weight-complex="bold"/>
    </style:style>
    <style:style style:name="T4" style:family="text">
      <style:text-properties fo:language="gl" fo:country="ES" fo:font-weight="bold" style:font-weight-asian="bold" style:font-weight-complex="bold"/>
    </style:style>
    <style:style style:name="T5" style:family="text">
      <style:text-properties fo:language="gl" fo:country="ES" fo:font-weight="bold" officeooo:rsid="005ceee1" style:font-weight-asian="bold" style:font-weight-complex="bold"/>
    </style:style>
    <style:style style:name="T6" style:family="text">
      <style:text-properties fo:language="gl" fo:country="ES" fo:font-weight="bold" officeooo:rsid="007359d7" style:font-weight-asian="bold" style:font-weight-complex="bold"/>
    </style:style>
    <style:style style:name="T7" style:family="text">
      <style:text-properties fo:language="gl" fo:country="ES" fo:font-weight="bold" officeooo:rsid="007951a3" style:font-weight-asian="bold" style:font-weight-complex="bold"/>
    </style:style>
    <style:style style:name="T8" style:family="text">
      <style:text-properties fo:language="gl" fo:country="ES" fo:font-weight="bold" officeooo:rsid="007d4ddb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156055603664">
          <table:table-cell table:style-name="Tabla1.A1" office:value-type="string">
            <text:p text:style-name="P3"><draw:frame draw:style-name="fr1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Nome</text:span><text:span text:style-name="T1">: </text:span><text:span text:style-name="T3">Rodrigo Iglesias Nieto</text:span></text:p>
          </table:table-cell>
        </table:table-row>
      </table:table>
      <text:p text:style-name="P10"/>
      <text:p text:style-name="P11"/>
      <table:table table:name="Tabla13" table:style-name="Tabla13">
        <table:table-column table:style-name="Tabla13.A"/>
        <table:table-column table:style-name="Tabla13.B"/>
        <table:table-row table:style-name="TableLine2156055598496">
          <table:table-cell table:style-name="Tabla13.A1" office:value-type="string">
            <text:p text:style-name="P4"><draw:frame draw:style-name="fr1" draw:name="Imagen1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13.B1" office:value-type="string">
            <text:p text:style-name="P9"><text:span text:style-name="T6">5</text:span><text:span text:style-name="T4">.</text:span><text:span text:style-name="T8">7</text:span><text:span text:style-name="T5"> </text:span><text:span text:style-name="T7">Definir as clases de equivalencia, realizar a análise dos valores límite e realizar conxectura de erros - calcularDivison</text:span><text:span text:style-name="T5">:</text:span></text:p>
            <text:p text:style-name="P6"/>
            <text:p text:style-name="P6">Define as clases de equivalencia, realiza a análise dos valores límite e realiza conxectura de erros para o método calcularDivision do proxecto proxecto_division</text:p>
            <text:p text:style-name="P6"/>
            <text:p text:style-name="P7">package proxecto_divisionMaven;</text:p>
            <text:p text:style-name="P7"/>
            <text:p text:style-name="P7">public class Division {</text:p>
            <text:p text:style-name="P7"><text:s text:c="4"/>public float calcularDivision(float dividendo, float divisor) throws Exception {</text:p>
            <text:p text:style-name="P7"><text:s text:c="8"/>if (divisor == 0) {</text:p>
            <text:p text:style-name="P7"><text:s text:c="12"/>throw (new Exception("Erro. O divisor non pode ser 0."));</text:p>
            <text:p text:style-name="P7"><text:s text:c="8"/>}</text:p>
            <text:p text:style-name="P7"><text:s text:c="8"/>float resultado = dividendo / divisor;</text:p>
            <text:p text:style-name="P7"><text:s text:c="8"/>return resultado;</text:p>
            <text:p text:style-name="P7"><text:s text:c="4"/>}</text:p>
            <text:p text:style-name="P7">}</text:p>
            <text:p text:style-name="P8"/>
          </table:table-cell>
        </table:table-row>
        <table:table-row table:style-name="TableLine2156055607200">
          <table:table-cell table:style-name="Tabla13.A2" table:number-columns-spanned="2" office:value-type="string">
            <text:p text:style-name="P5">Solución</text:p>
          </table:table-cell>
          <table:covered-table-cell/>
        </table:table-row>
        <table:table-row table:style-name="TableLine2156055602848">
          <table:table-cell table:style-name="Tabla13.A3" table:number-columns-spanned="2" office:value-type="string">
            <text:list xml:id="list3377891272" text:style-name="L1">
              <text:list-item>
                <text:p text:style-name="P13">Clase de equivalencia para una división exitosa:</text:p>
                <text:list>
                  <text:list-item>
                    <text:p text:style-name="P16">Entrada: dividendo y divisor diferentes de cero.</text:p>
                  </text:list-item>
                  <text:list-item>
                    <text:p text:style-name="P16">Resultado esperado: la función devuelve el resultado correcto de la división.</text:p>
                  </text:list-item>
                </text:list>
              </text:list-item>
              <text:list-item>
                <text:p text:style-name="P13">Clase de equivalencia para división por cero:</text:p>
                <text:list>
                  <text:list-item>
                    <text:p text:style-name="P16">Entrada: divisor igual a cero.</text:p>
                  </text:list-item>
                  <text:list-item>
                    <text:p text:style-name="P16">Resultado esperado: la función lanza una excepción del tipo <text:span text:style-name="Source_20_Text">Exception</text:span> con el mensaje "Erro. O divisor non pode ser 0.".</text:p>
                  </text:list-item>
                </text:list>
              </text:list-item>
            </text:list>
            <text:p text:style-name="P14">VALORES LIMITE:</text:p>
            <text:p text:style-name="P14">Valor límite para una división exitosa:</text:p>
            <text:list xml:id="list3059846143" text:style-name="L2">
              <text:list-item>
                <text:list>
                  <text:list-item>
                    <text:p text:style-name="P17">Dividendo y divisor con valores máximos posibles para <text:span text:style-name="Source_20_Text">float</text:span>.</text:p>
                  </text:list-item>
                  <text:list-item>
                    <text:p text:style-name="P17">Dividendo y divisor con valores mínimos posibles para <text:span text:style-name="Source_20_Text">float</text:span>.</text:p>
                  </text:list-item>
                  <text:list-item>
                    <text:p text:style-name="P17">Estos valores límite dependerán de la precisión y el rango de la representación de punto flotante específica utilizada en la plataforma de ejecución.</text:p>
                  </text:list-item>
                </text:list>
              </text:list-item>
              <text:list-item>
                <text:p text:style-name="P15">Valor límite para división por cero:</text:p>
                <text:list>
                  <text:list-item>
                    <text:p text:style-name="P17">Divisor igual a cero.</text:p>
                  </text:list-item>
                </text:list>
              </text:list-item>
              <text:list-item>
                <text:p text:style-name="P15">Otros valores límite:</text:p>
                <text:list>
                  <text:list-item>
                    <text:p text:style-name="P17">Dividendo o divisor negativo, cercano al cero (valores muy pequeños).</text:p>
                  </text:list-item>
                  <text:list-item>
                    <text:p text:style-name="P17">Dividendo o divisor negativo, cercano al valor mínimo de <text:span text:style-name="Source_20_Text">float</text:span>.</text:p>
                  </text:list-item>
                  <text:list-item>
                    <text:p text:style-name="P17">Dividendo o divisor positivo, cercano al valor mínimo de <text:span text:style-name="Source_20_Text">float</text:span>.</text:p>
                  </text:list-item>
                  <text:list-item>
                    <text:p text:style-name="P15">Dividendo o divisor positivo, cercano al valor máximo de <text:span text:style-name="Source_20_Text">float</text:span>.</text:p>
                  </text:list-item>
                </text:list>
              </text:list-item>
            </text:list>
          </table:table-cell>
          <table:covered-table-cell/>
        </table:table-row>
        <text:soft-page-break/>
        <table:table-row table:style-name="TableLine2156055602848">
          <table:table-cell table:style-name="Tabla13.A3" table:number-columns-spanned="2" office:value-type="string">
            <text:p text:style-name="Text_20_body"/>
          </table:table-cell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" style:font-family-generic="modern"/>
    <style:font-face style:name="Courier New1" svg:font-family="'Courier New'" style:font-family-generic="modern"/>
    <style:font-face style:name="Arial" svg:font-family="Arial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igo" style:family="paragraph" style:parent-style-name="Standard">
      <style:paragraph-properties fo:margin-left="2.401cm" fo:margin-right="0.3cm" fo:margin-top="0.423cm" fo:margin-bottom="0.353cm" style:contextual-spacing="true" fo:line-height="150%" fo:text-align="start" style:justify-single-word="false" fo:orphans="2" fo:widows="2" fo:text-indent="0cm" style:auto-text-indent="false" style:text-autospace="ideograph-alpha">
        <style:tab-stops/>
      </style:paragraph-properties>
      <style:text-properties style:font-name="Courier New1" fo:font-family="'Courier New'" style:font-family-generic="modern" fo:font-size="9pt" fo:language="es" fo:country="ES" style:font-size-asian="9pt" style:font-name-complex="Courier New1" style:font-family-complex="'Courier New'" style:font-family-generic-complex="modern" style:font-size-complex="11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gl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5-30T18:41:55.198000000</dc:date>
    <meta:editing-duration>PT8H42M23S</meta:editing-duration>
    <meta:editing-cycles>180</meta:editing-cycles>
    <meta:generator>LibreOffice/7.1.2.2$Windows_X86_64 LibreOffice_project/8a45595d069ef5570103caea1b71cc9d82b2aae4</meta:generator>
    <meta:document-statistic meta:table-count="2" meta:image-count="2" meta:object-count="0" meta:page-count="2" meta:paragraph-count="35" meta:word-count="263" meta:character-count="1690" meta:non-whitespace-character-count="1424"/>
  </office:meta>
</office:document-meta>
</file>